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conv_id">
            <text:p>conv_id</text:p>
          </table:table-cell>
          <table:table-cell table:style-name="pd1" office:value-type="string" office:value="context">
            <text:p>context</text:p>
          </table:table-cell>
          <table:table-cell table:style-name="pd1" office:value-type="string" office:value="prompt">
            <text:p>prompt</text:p>
          </table:table-cell>
          <table:table-cell table:style-name="pd1" office:value-type="string" office:value="speaker_idx">
            <text:p>speaker_idx</text:p>
          </table:table-cell>
          <table:table-cell table:style-name="pd1" office:value-type="string" office:value="utterance">
            <text:p>utterance</text:p>
          </table:table-cell>
          <table:table-cell table:style-name="pd1" office:value-type="string" office:value="evaluation">
            <text:p>evaluation</text:p>
          </table:table-cell>
          <table:table-cell table:style-name="pd1" office:value-type="string" office:value="utterance_idx">
            <text:p>utterance_idx</text:p>
          </table:table-cell>
          <table:table-cell table:style-name="pd1" office:value-type="string" office:value="is_response">
            <text:p>is_response</text:p>
          </table:table-cell>
          <table:table-cell table:style-name="pd1" office:value-type="string" office:value="empathetic_intent">
            <text:p>empathetic_intent</text:p>
          </table:table-cell>
          <table:table-cell table:style-name="pd1" office:value-type="string" office:value="sentiment_label">
            <text:p>sentiment_label</text:p>
          </table:table-cell>
          <table:table-cell table:style-name="pd1" office:value-type="string" office:value="speaker_utterance">
            <text:p>speaker_utterance</text:p>
          </table:table-cell>
          <table:table-cell table:style-name="pd1" office:value-type="string" office:value="listener_utterance">
            <text:p>listener_utterance</text:p>
          </table:table-cell>
          <table:table-cell table:style-name="pd1" office:value-type="string" office:value="speaker_sentiment">
            <text:p>speaker_sentiment</text:p>
          </table:table-cell>
          <table:table-cell table:style-name="pd1" office:value-type="string" office:value="listener_sentiment">
            <text:p>listener_sentiment</text:p>
          </table:table-cell>
        </table:table-row>
        <table:table-row>
          <table:table-cell office:value-type="string" office:value="hit:12225_conv:24451">
            <text:p>hit:12225_conv:24451</text:p>
          </table:table-cell>
          <table:table-cell office:value-type="string" office:value="lonely">
            <text:p>lonely</text:p>
          </table:table-cell>
          <table:table-cell office:value-type="string" office:value="When my wife and son are gone from me_comma_ i dont like it.">
            <text:p>When my wife and son are gone from me_comma_ i dont like it.</text:p>
          </table:table-cell>
          <table:table-cell office:value-type="float" office:value="524">
            <text:p>524</text:p>
          </table:table-cell>
          <table:table-cell office:value-type="string" office:value="I hate when my wife and son are away from me">
            <text:p>I hate when my wife and son are away from me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-1">
            <text:p>-1</text:p>
          </table:table-cell>
          <table:table-cell office:value-type="string" office:value="negative">
            <text:p>negativ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it:12225_conv:24451">
            <text:p>hit:12225_conv:24451</text:p>
          </table:table-cell>
          <table:table-cell office:value-type="string" office:value="lonely">
            <text:p>lonely</text:p>
          </table:table-cell>
          <table:table-cell office:value-type="string" office:value="When my wife and son are gone from me_comma_ i dont like it.">
            <text:p>When my wife and son are gone from me_comma_ i dont like it.</text:p>
          </table:table-cell>
          <table:table-cell office:value-type="float" office:value="99">
            <text:p>99</text:p>
          </table:table-cell>
          <table:table-cell office:value-type="string" office:value="I bet it gets lonely">
            <text:p>I bet it gets lonely</text:p>
          </table:table-cell>
          <table:table-cell office:value-type="float" office:value="2.0">
            <text:p>2.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value="negative">
            <text:p>negativ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it:12225_conv:24451">
            <text:p>hit:12225_conv:24451</text:p>
          </table:table-cell>
          <table:table-cell office:value-type="string" office:value="lonely">
            <text:p>lonely</text:p>
          </table:table-cell>
          <table:table-cell office:value-type="string" office:value="When my wife and son are gone from me_comma_ i dont like it.">
            <text:p>When my wife and son are gone from me_comma_ i dont like it.</text:p>
          </table:table-cell>
          <table:table-cell office:value-type="float" office:value="524">
            <text:p>524</text:p>
          </table:table-cell>
          <table:table-cell office:value-type="string" office:value="No doubt_comma_ and there are too many crazy people in the world">
            <text:p>No doubt_comma_ and there are too many crazy people in the world</text:p>
          </table:table-cell>
          <table:table-cell office:value-type="float" office:value="2.0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-1">
            <text:p>-1</text:p>
          </table:table-cell>
          <table:table-cell office:value-type="string" office:value="negative">
            <text:p>negativ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it:12225_conv:24451">
            <text:p>hit:12225_conv:24451</text:p>
          </table:table-cell>
          <table:table-cell office:value-type="string" office:value="lonely">
            <text:p>lonely</text:p>
          </table:table-cell>
          <table:table-cell office:value-type="string" office:value="When my wife and son are gone from me_comma_ i dont like it.">
            <text:p>When my wife and son are gone from me_comma_ i dont like it.</text:p>
          </table:table-cell>
          <table:table-cell office:value-type="float" office:value="99">
            <text:p>99</text:p>
          </table:table-cell>
          <table:table-cell office:value-type="string" office:value="Yes there are. Can't trust anyone these days.">
            <text:p>Yes there are. Can't trust anyone these days.</text:p>
          </table:table-cell>
          <table:table-cell office:value-type="float" office:value="2.0">
            <text:p>2.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 office:value="negative">
            <text:p>negativ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it:8408_conv:16816">
            <text:p>hit:8408_conv:16816</text:p>
          </table:table-cell>
          <table:table-cell office:value-type="string" office:value="afraid">
            <text:p>afraid</text:p>
          </table:table-cell>
          <table:table-cell office:value-type="string" office:value="For the last three nights I've been hearing really creepy sounds just outside of my bedroom window. I'm not sure what it is but it's scaring me.">
            <text:p>For the last three nights I've been hearing really creepy sounds just outside of my bedroom window. I'm not sure what it is but it's scaring me.</text:p>
          </table:table-cell>
          <table:table-cell office:value-type="float" office:value="473">
            <text:p>473</text:p>
          </table:table-cell>
          <table:table-cell office:value-type="string" office:value="For the last few nights I've heard weird sounds outside my bedroom window.">
            <text:p>For the last few nights I've heard weird sounds outside my bedroom window.</text:p>
          </table:table-cell>
          <table:table-cell office:value-type="float" office:value="3.0">
            <text:p>3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-1">
            <text:p>-1</text:p>
          </table:table-cell>
          <table:table-cell office:value-type="string" office:value="negative">
            <text:p>negativ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it:8408_conv:16816">
            <text:p>hit:8408_conv:16816</text:p>
          </table:table-cell>
          <table:table-cell office:value-type="string" office:value="afraid">
            <text:p>afraid</text:p>
          </table:table-cell>
          <table:table-cell office:value-type="string" office:value="For the last three nights I've been hearing really creepy sounds just outside of my bedroom window. I'm not sure what it is but it's scaring me.">
            <text:p>For the last three nights I've been hearing really creepy sounds just outside of my bedroom window. I'm not sure what it is but it's scaring me.</text:p>
          </table:table-cell>
          <table:table-cell office:value-type="float" office:value="530">
            <text:p>530</text:p>
          </table:table-cell>
          <table:table-cell office:value-type="string" office:value="Oh no! Do you think it's a wild animal?">
            <text:p>Oh no! Do you think it's a wild animal?</text:p>
          </table:table-cell>
          <table:table-cell office:value-type="float" office:value="3.0">
            <text:p>3.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 office:value="negative">
            <text:p>negativ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it:8408_conv:16816">
            <text:p>hit:8408_conv:16816</text:p>
          </table:table-cell>
          <table:table-cell office:value-type="string" office:value="afraid">
            <text:p>afraid</text:p>
          </table:table-cell>
          <table:table-cell office:value-type="string" office:value="For the last three nights I've been hearing really creepy sounds just outside of my bedroom window. I'm not sure what it is but it's scaring me.">
            <text:p>For the last three nights I've been hearing really creepy sounds just outside of my bedroom window. I'm not sure what it is but it's scaring me.</text:p>
          </table:table-cell>
          <table:table-cell office:value-type="float" office:value="473">
            <text:p>473</text:p>
          </table:table-cell>
          <table:table-cell office:value-type="string" office:value="I don't think so_comma_ it doesn't sound like any animal I recognize. It's really creepy.">
            <text:p>I don't think so_comma_ it doesn't sound like any animal I recognize. It's really creepy.</text:p>
          </table:table-cell>
          <table:table-cell office:value-type="float" office:value="3.0">
            <text:p>3.0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-1">
            <text:p>-1</text:p>
          </table:table-cell>
          <table:table-cell office:value-type="string" office:value="negative">
            <text:p>negativ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it:8408_conv:16816">
            <text:p>hit:8408_conv:16816</text:p>
          </table:table-cell>
          <table:table-cell office:value-type="string" office:value="afraid">
            <text:p>afraid</text:p>
          </table:table-cell>
          <table:table-cell office:value-type="string" office:value="For the last three nights I've been hearing really creepy sounds just outside of my bedroom window. I'm not sure what it is but it's scaring me.">
            <text:p>For the last three nights I've been hearing really creepy sounds just outside of my bedroom window. I'm not sure what it is but it's scaring me.</text:p>
          </table:table-cell>
          <table:table-cell office:value-type="float" office:value="530">
            <text:p>530</text:p>
          </table:table-cell>
          <table:table-cell office:value-type="string" office:value="I hope it's not a crazy person or worse_comma_ an alien waiting to abduct you!">
            <text:p>I hope it's not a crazy person or worse_comma_ an alien waiting to abduct you!</text:p>
          </table:table-cell>
          <table:table-cell office:value-type="float" office:value="3.0">
            <text:p>3.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 office:value="negative">
            <text:p>negativ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it:2984_conv:5968">
            <text:p>hit:2984_conv:5968</text:p>
          </table:table-cell>
          <table:table-cell office:value-type="string" office:value="caring">
            <text:p>caring</text:p>
          </table:table-cell>
          <table:table-cell office:value-type="string" office:value="I love spending time and helping oout my grandma">
            <text:p>I love spending time and helping oout my grandma</text:p>
          </table:table-cell>
          <table:table-cell office:value-type="float" office:value="267">
            <text:p>267</text:p>
          </table:table-cell>
          <table:table-cell office:value-type="string" office:value="I love spending time and helping out my grandma">
            <text:p>I love spending time and helping out my grandma</text:p>
          </table:table-cell>
          <table:table-cell office:value-type="float" office:value="2.0">
            <text:p>2.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-1">
            <text:p>-1</text:p>
          </table:table-cell>
          <table:table-cell office:value-type="string" office:value="positive">
            <text:p>positiv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it:2984_conv:5968">
            <text:p>hit:2984_conv:5968</text:p>
          </table:table-cell>
          <table:table-cell office:value-type="string" office:value="caring">
            <text:p>caring</text:p>
          </table:table-cell>
          <table:table-cell office:value-type="string" office:value="I love spending time and helping oout my grandma">
            <text:p>I love spending time and helping oout my grandma</text:p>
          </table:table-cell>
          <table:table-cell office:value-type="float" office:value="269">
            <text:p>269</text:p>
          </table:table-cell>
          <table:table-cell office:value-type="string" office:value="That's kind of you">
            <text:p>That's kind of you</text:p>
          </table:table-cell>
          <table:table-cell office:value-type="float" office:value="2.0">
            <text:p>2.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 office:value="neutral">
            <text:p>neutr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it:2984_conv:5968">
            <text:p>hit:2984_conv:5968</text:p>
          </table:table-cell>
          <table:table-cell office:value-type="string" office:value="caring">
            <text:p>caring</text:p>
          </table:table-cell>
          <table:table-cell office:value-type="string" office:value="I love spending time and helping oout my grandma">
            <text:p>I love spending time and helping oout my grandma</text:p>
          </table:table-cell>
          <table:table-cell office:value-type="float" office:value="267">
            <text:p>267</text:p>
          </table:table-cell>
          <table:table-cell office:value-type="string" office:value="She is so fun to be around too">
            <text:p>She is so fun to be around too</text:p>
          </table:table-cell>
          <table:table-cell office:value-type="float" office:value="2.0">
            <text:p>2.0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-1">
            <text:p>-1</text:p>
          </table:table-cell>
          <table:table-cell office:value-type="string" office:value="positive">
            <text:p>positiv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hit:2984_conv:5968">
            <text:p>hit:2984_conv:5968</text:p>
          </table:table-cell>
          <table:table-cell office:value-type="string" office:value="caring">
            <text:p>caring</text:p>
          </table:table-cell>
          <table:table-cell office:value-type="string" office:value="I love spending time and helping oout my grandma">
            <text:p>I love spending time and helping oout my grandma</text:p>
          </table:table-cell>
          <table:table-cell office:value-type="float" office:value="269">
            <text:p>269</text:p>
          </table:table-cell>
          <table:table-cell office:value-type="string" office:value="I bet she really appreciates you">
            <text:p>I bet she really appreciates you</text:p>
          </table:table-cell>
          <table:table-cell office:value-type="float" office:value="2.0">
            <text:p>2.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 office:value="positive">
            <text:p>positiv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dc="http://purl.org/dc/elements/1.1/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css3t="http://www.w3.org/TR/css3-text/" xmlns:form="urn:oasis:names:tc:opendocument:xmlns:form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